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2.249cm"/>
          <style:tab-stop style:position="3.519cm"/>
          <style:tab-stop style:position="4.392cm"/>
          <style:tab-stop style:position="7.117cm"/>
        </style:tab-stops>
      </style:paragraph-properties>
      <style:text-properties style:font-name="Liberation Mono" fo:font-size="8pt" style:font-size-asian="8pt" style:font-size-complex="8pt"/>
    </style:style>
    <style:style style:name="P3" style:family="paragraph" style:parent-style-name="Standard">
      <style:paragraph-properties>
        <style:tab-stops>
          <style:tab-stop style:position="0.714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1.429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8pt" style:font-size-asian="8pt" style:font-size-complex="8pt"/>
    </style:style>
    <style:style style:name="P5" style:family="paragraph" style:parent-style-name="Standard">
      <style:paragraph-properties>
        <style:tab-stops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>
        <style:tab-stops>
          <style:tab-stop style:position="2.249cm"/>
          <style:tab-stop style:position="3.519cm"/>
          <style:tab-stop style:position="4.392cm"/>
          <style:tab-stop style:position="7.117cm"/>
        </style:tab-stops>
      </style:paragraph-properties>
      <style:text-properties style:font-name="Liberation Mono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>
        <style:tab-stops>
          <style:tab-stop style:position="1.429cm"/>
          <style:tab-stop style:position="4.392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>
        <style:tab-stops>
          <style:tab-stop style:position="0.714cm"/>
          <style:tab-stop style:position="6.271cm"/>
          <style:tab-stop style:position="7.832cm"/>
          <style:tab-stop style:position="12.171cm"/>
        </style:tab-stops>
      </style:paragraph-properties>
      <style:text-properties style:font-name="Liberation Mono"/>
    </style:style>
    <style:style style:name="P9" style:family="paragraph" style:parent-style-name="Text_20_body">
      <style:text-properties style:font-name="Liberation Mono" fo:font-weight="bold" style:font-weight-asian="bold" style:font-weight-complex="bold"/>
    </style:style>
    <style:style style:name="P10" style:family="paragraph" style:parent-style-name="Text_20_body">
      <style:paragraph-properties fo:break-before="column"/>
      <style:text-properties style:font-name="Liberation Mono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Liberation Mono"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Z80 instruction set</text:span></text:h>
      <text:p text:style-name="P1"/>
      <text:p text:style-name="P6">Instruction<text:tab/>T(Z80)<text:tab/><text:tab/>Opcode<text:tab/>Size</text:p>
      <text:p text:style-name="P2">ADC A,(HL)<text:tab/>7<text:tab/>2<text:tab/>8E<text:tab/>1</text:p>
      <text:p text:style-name="P2">ADC A,(IX+o)<text:tab/>19<text:tab/>5<text:tab/>DD 8E oo<text:tab/>3</text:p>
      <text:p text:style-name="P2">ADC A,(IY+o)<text:tab/>19<text:tab/>5<text:tab/>FD 8E oo<text:tab/>3</text:p>
      <text:p text:style-name="P2">ADC A,n<text:tab/>7<text:tab/>2<text:tab/>CE nn<text:tab/>2</text:p>
      <text:p text:style-name="P2">ADC A,r<text:tab/>4<text:tab/>1<text:tab/>88+r<text:tab/>1</text:p>
      <text:p text:style-name="P2">ADC A,IXp<text:tab/>8<text:tab/>2<text:tab/>DD 88+p<text:tab/>2</text:p>
      <text:p text:style-name="P2">ADC A,IYq<text:tab/>8<text:tab/>2<text:tab/>FD 88+q<text:tab/>2</text:p>
      <text:p text:style-name="P2">ADC HL,BC<text:tab/>15<text:tab/>2<text:tab/>ED 4A<text:tab/>2</text:p>
      <text:p text:style-name="P2">ADC HL,DE<text:tab/>15<text:tab/>2<text:tab/>ED 5A<text:tab/>2</text:p>
      <text:p text:style-name="P2">ADC HL,HL<text:tab/>15<text:tab/>2<text:tab/>ED 6A<text:tab/>2</text:p>
      <text:p text:style-name="P2">ADC HL,SP<text:tab/>15<text:tab/>2<text:tab/>ED 7A<text:tab/>2</text:p>
      <text:p text:style-name="P2">ADD A,(HL)<text:tab/>7<text:tab/>2<text:tab/>86<text:tab/>1</text:p>
      <text:p text:style-name="P2">ADD A,(IX+o)<text:tab/>19<text:tab/>5<text:tab/>DD 86 oo<text:tab/>3</text:p>
      <text:p text:style-name="P2">ADD A,(IY+o)<text:tab/>19<text:tab/>5<text:tab/>FD 86 oo<text:tab/>3</text:p>
      <text:p text:style-name="P2">ADD A,n<text:tab/>7<text:tab/>2<text:tab/>C6 nn<text:tab/>2</text:p>
      <text:p text:style-name="P2">ADD A,r<text:tab/>4<text:tab/>1<text:tab/>80+r<text:tab/>1</text:p>
      <text:p text:style-name="P2">ADD A,IXp<text:tab/>8<text:tab/>2<text:tab/>DD 80+p<text:tab/>2</text:p>
      <text:p text:style-name="P2">ADD A,IYq<text:tab/>8<text:tab/>2<text:tab/>FD 80+q<text:tab/>2</text:p>
      <text:p text:style-name="P2">ADD HL,BC<text:tab/>11<text:tab/>1<text:tab/>09<text:tab/>1</text:p>
      <text:p text:style-name="P2">ADD HL,DE<text:tab/>11<text:tab/>1<text:tab/>19<text:tab/>1</text:p>
      <text:p text:style-name="P2">ADD HL,HL<text:tab/>11<text:tab/>1<text:tab/>29<text:tab/>1</text:p>
      <text:p text:style-name="P2">ADD HL,SP<text:tab/>11<text:tab/>1<text:tab/>39<text:tab/>1</text:p>
      <text:p text:style-name="P2">ADD IX,BC<text:tab/>15<text:tab/>2<text:tab/>DD 09<text:tab/>2</text:p>
      <text:p text:style-name="P2">ADD IX,DE<text:tab/>15<text:tab/>2<text:tab/>DD 19<text:tab/>2</text:p>
      <text:p text:style-name="P2">ADD IX,IX<text:tab/>15<text:tab/>2<text:tab/>DD 29<text:tab/>2</text:p>
      <text:p text:style-name="P2">ADD IX,SP<text:tab/>15<text:tab/>2<text:tab/>DD 39<text:tab/>2</text:p>
      <text:p text:style-name="P2">ADD IY,BC<text:tab/>15<text:tab/>2<text:tab/>FD 09<text:tab/>2</text:p>
      <text:p text:style-name="P2">ADD IY,DE<text:tab/>15<text:tab/>2<text:tab/>FD 19<text:tab/>2</text:p>
      <text:p text:style-name="P2">ADD IY,IY<text:tab/>15<text:tab/>2<text:tab/>FD 29<text:tab/>2</text:p>
      <text:p text:style-name="P2">ADD IY,SP<text:tab/>15<text:tab/>2<text:tab/>FD 39<text:tab/>2</text:p>
      <text:p text:style-name="P2">AND (HL)<text:tab/>7<text:tab/>2<text:tab/>A6<text:tab/>1</text:p>
      <text:p text:style-name="P2">AND (IX+o)<text:tab/>19<text:tab/>5<text:tab/>DD A6 oo<text:tab/>3</text:p>
      <text:p text:style-name="P2">AND (IY+o)<text:tab/>19<text:tab/>5<text:tab/>FD A6 oo<text:tab/>3</text:p>
      <text:p text:style-name="P2">AND n<text:tab/>7<text:tab/>2<text:tab/>E6 nn<text:tab/>2</text:p>
      <text:p text:style-name="P2">AND r<text:tab/>4<text:tab/>1<text:tab/>A0+r<text:tab/>1</text:p>
      <text:p text:style-name="P2">AND IXp<text:tab/>8<text:tab/>2<text:tab/>DD A0+p<text:tab/>2</text:p>
      <text:p text:style-name="P2">AND IYq<text:tab/>8<text:tab/>2<text:tab/>FD A0+q<text:tab/>2</text:p>
      <text:p text:style-name="P2"/>
      <text:p text:style-name="P2">BIT b,(HL)<text:tab/>12<text:tab/>3<text:tab/>CB 46+8*b<text:tab/>2</text:p>
      <text:p text:style-name="P2">BIT b,(IX+o)<text:tab/>20<text:tab/>5<text:tab/>DD CB oo 46+8*b<text:tab/>4</text:p>
      <text:p text:style-name="P2">BIT b,(IY+o)<text:tab/>20<text:tab/>5<text:tab/>FD CB oo 46+8*b<text:tab/>4</text:p>
      <text:p text:style-name="P2">BIT b,r<text:tab/>8<text:tab/>2<text:tab/>CB 40+8*b+r<text:tab/>2</text:p>
      <text:p text:style-name="P2"/>
      <text:p text:style-name="P2">CALL nn<text:tab/>17<text:tab/>5<text:tab/>CD nn nn<text:tab/>3</text:p>
      <text:p text:style-name="P2">CALL C,nn<text:tab/>17/10<text:tab/>5/3<text:tab/>DC nn nn<text:tab/>3</text:p>
      <text:p text:style-name="P2">CALL M,nn<text:tab/>17/10<text:tab/>5/3<text:tab/>FC nn nn<text:tab/>3</text:p>
      <text:p text:style-name="P2">CALL NC,nn<text:tab/>17/10<text:tab/>5/3<text:tab/>D4 nn nn<text:tab/>3</text:p>
      <text:p text:style-name="P2">CALL NZ,nn<text:tab/>17/10<text:tab/>5/3<text:tab/>C4 nn nn<text:tab/>3</text:p>
      <text:p text:style-name="P2">CALL P,nn<text:tab/>17/10<text:tab/>5/3<text:tab/>F4 nn nn<text:tab/>3</text:p>
      <text:p text:style-name="P2">CALL PE,nn<text:tab/>17/10<text:tab/>5/3<text:tab/>EC nn nn<text:tab/>3</text:p>
      <text:p text:style-name="P2">CALL PO,nn<text:tab/>17/10<text:tab/>5/3<text:tab/>E4 nn nn<text:tab/>3</text:p>
      <text:p text:style-name="P2">CALL Z,nn<text:tab/>17/10<text:tab/>5/3<text:tab/>CC nn nn<text:tab/>3</text:p>
      <text:p text:style-name="P2">CCF<text:tab/>4<text:tab/>1<text:tab/>3F<text:tab/>1</text:p>
      <text:p text:style-name="P2">CP (HL)<text:tab/>7<text:tab/>2<text:tab/>BE<text:tab/>1</text:p>
      <text:p text:style-name="P2">CP (IX+o)<text:tab/>19<text:tab/>5<text:tab/>DD BE oo<text:tab/>3</text:p>
      <text:p text:style-name="P2">CP (IY+o)<text:tab/>19<text:tab/>5<text:tab/>FD BE oo<text:tab/>3</text:p>
      <text:p text:style-name="P2">CP n<text:tab/>7<text:tab/>2<text:tab/>FE nn<text:tab/>2</text:p>
      <text:p text:style-name="P2">CP r<text:tab/>4<text:tab/>1<text:tab/>B8+r<text:tab/>1</text:p>
      <text:p text:style-name="P2">CP IXp<text:tab/>8<text:tab/>2<text:tab/>DD B8+p<text:tab/>2</text:p>
      <text:p text:style-name="P2">CP IYq<text:tab/>8<text:tab/>2<text:tab/>FD B8+q<text:tab/>2</text:p>
      <text:p text:style-name="P2">CPD<text:tab/>16<text:tab/>4<text:tab/>ED A9<text:tab/>2</text:p>
      <text:p text:style-name="P2">CPDR<text:tab/>21/16<text:tab/>4<text:tab/>ED B9<text:tab/>2</text:p>
      <text:p text:style-name="P2">CPI<text:tab/>16<text:tab/>4<text:tab/>ED A1<text:tab/>2</text:p>
      <text:p text:style-name="P2">CPIR<text:tab/>21/16<text:tab/>4<text:tab/>ED B1<text:tab/>2</text:p>
      <text:p text:style-name="P2">CPL<text:tab/>4<text:tab/>1<text:tab/>2F<text:tab/>1</text:p>
      <text:p text:style-name="P2"/>
      <text:p text:style-name="P2">DAA<text:tab/>4<text:tab/>1<text:tab/>27<text:tab/>1</text:p>
      <text:p text:style-name="P2">DEC (HL)<text:tab/>11<text:tab/>4<text:tab/>35<text:tab/>1</text:p>
      <text:p text:style-name="P2">DEC (IX+o)<text:tab/>23<text:tab/>7<text:tab/>DD 35 oo<text:tab/>3</text:p>
      <text:p text:style-name="P2">DEC (IY+o)<text:tab/>23<text:tab/>7<text:tab/>FD 35 oo<text:tab/>3</text:p>
      <text:p text:style-name="P2">DEC A<text:tab/>4<text:tab/>1<text:tab/>3D<text:tab/>1</text:p>
      <text:p text:style-name="P2">DEC B<text:tab/>4<text:tab/>1<text:tab/>05<text:tab/>1</text:p>
      <text:p text:style-name="P2">DEC BC<text:tab/>6<text:tab/>1<text:tab/>0B<text:tab/>1</text:p>
      <text:p text:style-name="P2">DEC C<text:tab/>4<text:tab/>1<text:tab/>0D<text:tab/>1</text:p>
      <text:p text:style-name="P2">DEC D<text:tab/>4<text:tab/>1<text:tab/>15<text:tab/>1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Instruction<text:tab/>T(Z80)<text:tab/><text:tab/>Opcode<text:tab/>Size</text:span></text:p>
      <text:p text:style-name="P2">DEC DE<text:tab/>6<text:tab/>1<text:tab/>1B<text:tab/>1</text:p>
      <text:p text:style-name="P2">DEC E<text:tab/>4<text:tab/>1<text:tab/>1D<text:tab/>1</text:p>
      <text:p text:style-name="P2">DEC H<text:tab/>4<text:tab/>1<text:tab/>25<text:tab/>1</text:p>
      <text:p text:style-name="P2">DEC HL<text:tab/>6<text:tab/>1<text:tab/>2B<text:tab/>1</text:p>
      <text:p text:style-name="P2">DEC IX<text:tab/>10<text:tab/>2<text:tab/>DD 2B<text:tab/>2</text:p>
      <text:p text:style-name="P2">DEC IY<text:tab/>10<text:tab/>2<text:tab/>FD 2B<text:tab/>2</text:p>
      <text:p text:style-name="P2">DEC IXp<text:tab/>8<text:tab/>2<text:tab/>DD 05+8*p<text:tab/>2</text:p>
      <text:p text:style-name="P2">DEC IYq<text:tab/>8<text:tab/>2<text:tab/>FD 05+8*q<text:tab/>2</text:p>
      <text:p text:style-name="P2">DEC L<text:tab/>4<text:tab/>1<text:tab/>2D<text:tab/>2</text:p>
      <text:p text:style-name="P2">DEC SP<text:tab/>6<text:tab/>1<text:tab/>3B<text:tab/>1</text:p>
      <text:p text:style-name="P2">DI<text:tab/>4<text:tab/>2<text:tab/>F3<text:tab/>1</text:p>
      <text:p text:style-name="P2">DJNZ o<text:tab/>13/8<text:tab/>2<text:tab/>10 oo<text:tab/>2</text:p>
      <text:p text:style-name="P2"/>
      <text:p text:style-name="P2">EI<text:tab/>4<text:tab/>1<text:tab/>FB<text:tab/>1</text:p>
      <text:p text:style-name="P2">EX (SP),HL<text:tab/>19<text:tab/>5<text:tab/>E3<text:tab/>1</text:p>
      <text:p text:style-name="P2">EX (SP),IX<text:tab/>23<text:tab/>6<text:tab/>DD E3<text:tab/>2</text:p>
      <text:p text:style-name="P2">EX (SP),IY<text:tab/>23<text:tab/>6<text:tab/>FD E3<text:tab/>2</text:p>
      <text:p text:style-name="P2">EX AF,AF'<text:tab/>4<text:tab/>1<text:tab/>08<text:tab/>1</text:p>
      <text:p text:style-name="P2">EX DE,HL<text:tab/>4<text:tab/>1<text:tab/>EB<text:tab/>1</text:p>
      <text:p text:style-name="P2">EXX<text:tab/>4<text:tab/>1<text:tab/>D9<text:tab/>1</text:p>
      <text:p text:style-name="P2"/>
      <text:p text:style-name="P2">HALT<text:tab/>4<text:tab/>2<text:tab/>76<text:tab/>1</text:p>
      <text:p text:style-name="P2"/>
      <text:p text:style-name="P2">IM 0<text:tab/>8<text:tab/>3<text:tab/>ED 46<text:tab/>2</text:p>
      <text:p text:style-name="P2">IM 1<text:tab/>8<text:tab/>3<text:tab/>ED 56<text:tab/>2</text:p>
      <text:p text:style-name="P2">IM 2<text:tab/>8<text:tab/>3<text:tab/>ED 5E<text:tab/>2</text:p>
      <text:p text:style-name="P2">IN A,(C)<text:tab/>12<text:tab/>3<text:tab/>ED 78<text:tab/>2</text:p>
      <text:p text:style-name="P2">IN A,(n)<text:tab/>11<text:tab/>3<text:tab/>DB nn<text:tab/>2</text:p>
      <text:p text:style-name="P2">IN B,(C)<text:tab/>12<text:tab/>3<text:tab/>ED 40<text:tab/>2</text:p>
      <text:p text:style-name="P2">IN C,(C)<text:tab/>12<text:tab/>3<text:tab/>ED 48<text:tab/>2</text:p>
      <text:p text:style-name="P2">IN D,(C)<text:tab/>12<text:tab/>3<text:tab/>ED 50<text:tab/>2</text:p>
      <text:p text:style-name="P2">IN E,(C)<text:tab/>12<text:tab/>3<text:tab/>ED 58<text:tab/>2</text:p>
      <text:p text:style-name="P2">IN H,(C)<text:tab/>12<text:tab/>3<text:tab/>ED 60<text:tab/>2</text:p>
      <text:p text:style-name="P2">IN L,(C)<text:tab/>12<text:tab/>3<text:tab/>ED 68<text:tab/>2</text:p>
      <text:p text:style-name="P2">IN F,(C)<text:tab/>12<text:tab/>3<text:tab/>ED 70<text:tab/>3</text:p>
      <text:p text:style-name="P2">INC (HL)<text:tab/>11<text:tab/>4<text:tab/>34<text:tab/>1</text:p>
      <text:p text:style-name="P2">INC (IX+o)<text:tab/>23<text:tab/>7<text:tab/>DD 34 oo<text:tab/>3</text:p>
      <text:p text:style-name="P2">INC (IY+o)<text:tab/>23<text:tab/>7<text:tab/>FD 34 oo<text:tab/>3</text:p>
      <text:p text:style-name="P2">INC A<text:tab/>4<text:tab/>1<text:tab/>3C<text:tab/>1</text:p>
      <text:p text:style-name="P2">INC B<text:tab/>4<text:tab/>1<text:tab/>04<text:tab/>1</text:p>
      <text:p text:style-name="P2">INC BC<text:tab/>6<text:tab/>1<text:tab/>03<text:tab/>1</text:p>
      <text:p text:style-name="P2">INC C<text:tab/>4<text:tab/>1<text:tab/>0C<text:tab/>1</text:p>
      <text:p text:style-name="P2">INC D<text:tab/>4<text:tab/>1<text:tab/>14<text:tab/>1</text:p>
      <text:p text:style-name="P2">INC DE<text:tab/>6<text:tab/>1<text:tab/>13<text:tab/>1</text:p>
      <text:p text:style-name="P2">INC E<text:tab/>4<text:tab/>1<text:tab/>1C<text:tab/>1</text:p>
      <text:p text:style-name="P2">INC H<text:tab/>4<text:tab/>1<text:tab/>24<text:tab/>1</text:p>
      <text:p text:style-name="P2">INC HL<text:tab/>6<text:tab/>1<text:tab/>23<text:tab/>1</text:p>
      <text:p text:style-name="P2">INC IX<text:tab/>10<text:tab/>2<text:tab/>DD 23<text:tab/>2</text:p>
      <text:p text:style-name="P2">INC IY<text:tab/>10<text:tab/>2<text:tab/>FD 23<text:tab/>2</text:p>
      <text:p text:style-name="P2">INC IXp<text:tab/>8<text:tab/>2<text:tab/>DD 04+8*p<text:tab/>2</text:p>
      <text:p text:style-name="P2">INC IYq<text:tab/>8<text:tab/>2<text:tab/>FD 04+8*q<text:tab/>2</text:p>
      <text:p text:style-name="P2">INC L<text:tab/>4<text:tab/>1<text:tab/>2C<text:tab/>1</text:p>
      <text:p text:style-name="P2">INC SP<text:tab/>6<text:tab/>1<text:tab/>33<text:tab/>1</text:p>
      <text:p text:style-name="P2">IND<text:tab/>16<text:tab/>4<text:tab/>ED AA<text:tab/>2</text:p>
      <text:p text:style-name="P2">INDR<text:tab/>21/16<text:tab/>4/3<text:tab/>ED BA<text:tab/>2</text:p>
      <text:p text:style-name="P2">INI<text:tab/>16<text:tab/>4<text:tab/>ED A2<text:tab/>2</text:p>
      <text:p text:style-name="P2">INIR<text:tab/>21/16<text:tab/>4/3<text:tab/>ED B2<text:tab/>2</text:p>
      <text:p text:style-name="P2"/>
      <text:p text:style-name="P2">JP nn<text:tab/>10<text:tab/>3<text:tab/>C3 nn nn<text:tab/>3</text:p>
      <text:p text:style-name="P2">JP (HL)<text:tab/>4<text:tab/>1<text:tab/>E9<text:tab/>1</text:p>
      <text:p text:style-name="P2">JP (IX)<text:tab/>8<text:tab/>2<text:tab/>DD E9<text:tab/>2</text:p>
      <text:p text:style-name="P2">JP (IY)<text:tab/>8<text:tab/>2<text:tab/>FD E9<text:tab/>2</text:p>
      <text:p text:style-name="P2">JP C,nn<text:tab/>10<text:tab/>3<text:tab/>DA nn nn<text:tab/>3</text:p>
      <text:p text:style-name="P2">JP M,nn<text:tab/>10<text:tab/>3<text:tab/>FA nn nn<text:tab/>3</text:p>
      <text:p text:style-name="P2">JP NC,nn<text:tab/>10<text:tab/>3<text:tab/>D2 nn nn<text:tab/>3</text:p>
      <text:p text:style-name="P2">JP NZ,nn<text:tab/>10<text:tab/>3<text:tab/>C2 nn nn<text:tab/>3</text:p>
      <text:p text:style-name="P2">JP P,nn<text:tab/>10<text:tab/>3<text:tab/>F2 nn nn<text:tab/>3</text:p>
      <text:p text:style-name="P2">JP PE,nn<text:tab/>10<text:tab/>3<text:tab/>EA nn nn<text:tab/>3</text:p>
      <text:p text:style-name="P2">JP PO,nn<text:tab/>10<text:tab/>3<text:tab/>E2 nn nn<text:tab/>3</text:p>
      <text:p text:style-name="P2">JP Z,nn<text:tab/>10<text:tab/>3<text:tab/>CA nn nn<text:tab/>3</text:p>
      <text:p text:style-name="P2">JR o<text:tab/>12<text:tab/>3<text:tab/>18 oo<text:tab/>2</text:p>
      <text:p text:style-name="P2">JR C,o<text:tab/>12/7<text:tab/>3/2<text:tab/>38 oo<text:tab/>2</text:p>
      <text:p text:style-name="P2">JR NC,o<text:tab/>12/7<text:tab/>3/2<text:tab/>30 oo<text:tab/>2</text:p>
      <text:p text:style-name="P2">JR NZ,o<text:tab/>12/7<text:tab/>3/2<text:tab/>20 oo<text:tab/>2</text:p>
      <text:p text:style-name="P2">JR Z,o<text:tab/>12/7<text:tab/>3/2<text:tab/>28 oo<text:tab/>2</text:p>
      <text:p text:style-name="P2"><text:soft-page-break/><text:span text:style-name="T1">Instruction<text:tab/>T(Z80)<text:tab/><text:tab/>Opcode<text:tab/>Size</text:span></text:p>
      <text:p text:style-name="P2">LD (BC),A<text:tab/>7<text:tab/>2<text:tab/>02<text:tab/>1</text:p>
      <text:p text:style-name="P2">LD (DE),A<text:tab/>7<text:tab/>2<text:tab/>12<text:tab/>1</text:p>
      <text:p text:style-name="P2">LD (HL),n<text:tab/>10<text:tab/>3<text:tab/>36 nn<text:tab/>2</text:p>
      <text:p text:style-name="P2">LD (HL),r<text:tab/>7<text:tab/>2<text:tab/>70+r<text:tab/>1</text:p>
      <text:p text:style-name="P2">LD (IX+o),n<text:tab/>19<text:tab/>5<text:tab/>DD 36 oo nn<text:tab/>4</text:p>
      <text:p text:style-name="P2">LD (IX+o),r<text:tab/>19<text:tab/>5<text:tab/>DD 70+r oo<text:tab/>3</text:p>
      <text:p text:style-name="P2">LD (IY+o),n<text:tab/>19<text:tab/>5<text:tab/>FD 36 oo nn<text:tab/>4</text:p>
      <text:p text:style-name="P2">LD (IY+o),r<text:tab/>19<text:tab/>5<text:tab/>FD 70+r oo<text:tab/>3</text:p>
      <text:p text:style-name="P2">LD (nn),A<text:tab/>13<text:tab/>4<text:tab/>32 nn nn<text:tab/>3</text:p>
      <text:p text:style-name="P2">LD (nn),BC<text:tab/>20<text:tab/>6<text:tab/>ED 43 nn nn<text:tab/>4</text:p>
      <text:p text:style-name="P2">LD (nn),DE<text:tab/>20<text:tab/>6<text:tab/>ED 53 nn nn<text:tab/>4</text:p>
      <text:p text:style-name="P2">LD (nn),HL<text:tab/>16<text:tab/>5<text:tab/>22 nn nn<text:tab/>3</text:p>
      <text:p text:style-name="P2">LD (nn),IX<text:tab/>20<text:tab/>6<text:tab/>DD 22 nn nn<text:tab/>4</text:p>
      <text:p text:style-name="P2">LD (nn),IY<text:tab/>20<text:tab/>6<text:tab/>FD 22 nn nn<text:tab/>4</text:p>
      <text:p text:style-name="P2">LD (nn),SP<text:tab/>20<text:tab/>6<text:tab/>ED 73 nn nn<text:tab/>4</text:p>
      <text:p text:style-name="P2">LD A,(BC)<text:tab/>7<text:tab/>2<text:tab/>0A<text:tab/>1</text:p>
      <text:p text:style-name="P2">LD A,(DE)<text:tab/>7<text:tab/>2<text:tab/>1A<text:tab/>1</text:p>
      <text:p text:style-name="P2">LD A,(HL)<text:tab/>7<text:tab/>2<text:tab/>7E<text:tab/>1</text:p>
      <text:p text:style-name="P2">LD A,(IX+o)<text:tab/>19<text:tab/>5<text:tab/>DD 7E oo<text:tab/>3</text:p>
      <text:p text:style-name="P2">LD A,(IY+o)<text:tab/>19<text:tab/>1<text:tab/>FD 7E oo<text:tab/>3</text:p>
      <text:p text:style-name="P2">LD A,(nn)<text:tab/>13<text:tab/>4<text:tab/>3A nn nn<text:tab/>3</text:p>
      <text:p text:style-name="P2">LD A,n<text:tab/>7<text:tab/>2<text:tab/>3E nn<text:tab/>2</text:p>
      <text:p text:style-name="P2">LD A,r<text:tab/>4<text:tab/>1<text:tab/>78+r<text:tab/>1</text:p>
      <text:p text:style-name="P2">LD A,IXp<text:tab/>8<text:tab/>2<text:tab/>DD 78+p<text:tab/>2</text:p>
      <text:p text:style-name="P2">LD A,IYq<text:tab/>8<text:tab/>2<text:tab/>FD 78+q<text:tab/>2</text:p>
      <text:p text:style-name="P2">LD A,I<text:tab/>9<text:tab/>2<text:tab/>ED 57<text:tab/>2</text:p>
      <text:p text:style-name="P2">LD A,R<text:tab/>9<text:tab/>2<text:tab/>ED 5F<text:tab/>2</text:p>
      <text:p text:style-name="P2">LD B,(HL)<text:tab/>7<text:tab/>2<text:tab/>46<text:tab/>1</text:p>
      <text:p text:style-name="P2">LD B,(IX+o)<text:tab/>19<text:tab/>5<text:tab/>DD 46 oo<text:tab/>3</text:p>
      <text:p text:style-name="P2">LD B,(IY+o)<text:tab/>19<text:tab/>5<text:tab/>FD 46 oo<text:tab/>3</text:p>
      <text:p text:style-name="P2">LD B,n<text:tab/>7<text:tab/>2<text:tab/>06 nn<text:tab/>2</text:p>
      <text:p text:style-name="P2">LD B,r<text:tab/>4<text:tab/>1<text:tab/>40+r<text:tab/>1</text:p>
      <text:p text:style-name="P2">LD B,IXp<text:tab/>8<text:tab/>2<text:tab/>DD 40+p<text:tab/>2</text:p>
      <text:p text:style-name="P2">LD B,IYq<text:tab/>8<text:tab/>2<text:tab/>FD 40+q<text:tab/>2</text:p>
      <text:p text:style-name="P2">LD BC,(nn)<text:tab/>20<text:tab/>6<text:tab/>ED 4B nn nn<text:tab/>4</text:p>
      <text:p text:style-name="P2">LD BC,nn<text:tab/>10<text:tab/>3<text:tab/>01 nn nn<text:tab/>3</text:p>
      <text:p text:style-name="P2">LD C,(HL)<text:tab/>7<text:tab/>2<text:tab/>4E<text:tab/>1</text:p>
      <text:p text:style-name="P2">LD C,(IX+o)<text:tab/>19<text:tab/>5<text:tab/>DD 4E oo<text:tab/>3</text:p>
      <text:p text:style-name="P2">LD C,(IY+o)<text:tab/>19<text:tab/>5<text:tab/>FD 4E oo<text:tab/>3</text:p>
      <text:p text:style-name="P2">LD C,n<text:tab/>7<text:tab/>2<text:tab/>0E nn<text:tab/>2</text:p>
      <text:p text:style-name="P2">LD C,r<text:tab/>4<text:tab/>1<text:tab/>48+r<text:tab/>1</text:p>
      <text:p text:style-name="P2">LD C,IXp<text:tab/>8<text:tab/>2<text:tab/>DD 48+p<text:tab/>2</text:p>
      <text:p text:style-name="P2">LD C,IYq<text:tab/>8<text:tab/>2<text:tab/>FD 48+q<text:tab/>2</text:p>
      <text:p text:style-name="P2">LD D,(HL)<text:tab/>7<text:tab/>2<text:tab/>56<text:tab/>1</text:p>
      <text:p text:style-name="P2">LD D,(IX+o)<text:tab/>19<text:tab/>5<text:tab/>DD 56 oo<text:tab/>3</text:p>
      <text:p text:style-name="P2">LD D,(IY+o)<text:tab/>19<text:tab/>5<text:tab/>FD 56 oo<text:tab/>3</text:p>
      <text:p text:style-name="P2">LD D,n<text:tab/>7<text:tab/>2<text:tab/>16 nn<text:tab/>2</text:p>
      <text:p text:style-name="P2">LD D,r<text:tab/>4<text:tab/>1<text:tab/>50+r<text:tab/>1</text:p>
      <text:p text:style-name="P2">LD D,IXp<text:tab/>8<text:tab/>2<text:tab/>DD 50+p<text:tab/>2</text:p>
      <text:p text:style-name="P2">LD D,IYq<text:tab/>8<text:tab/>2<text:tab/>FD 50+q<text:tab/>2</text:p>
      <text:p text:style-name="P2">LD DE,(nn)<text:tab/>20<text:tab/>6<text:tab/>ED 5B nn nn<text:tab/>4</text:p>
      <text:p text:style-name="P2">LD DE,nn<text:tab/>10<text:tab/>3<text:tab/>11 nn nn<text:tab/>3</text:p>
      <text:p text:style-name="P2">LD E,(HL)<text:tab/>7<text:tab/>2<text:tab/>5E<text:tab/>1</text:p>
      <text:p text:style-name="P2">LD E,(IX+o)<text:tab/>19<text:tab/>5<text:tab/>DD 5E oo<text:tab/>3</text:p>
      <text:p text:style-name="P2">LD E,(IY+o)<text:tab/>19<text:tab/>5<text:tab/>FD 5E oo<text:tab/>3</text:p>
      <text:p text:style-name="P2">LD E,n<text:tab/>7<text:tab/>2<text:tab/>1E nn<text:tab/>2</text:p>
      <text:p text:style-name="P2">LD E,r<text:tab/>4<text:tab/>1<text:tab/>58+r<text:tab/>1</text:p>
      <text:p text:style-name="P2">LD E,IXp<text:tab/>8<text:tab/>2<text:tab/>DD 58+p<text:tab/>2</text:p>
      <text:p text:style-name="P2">LD E,IYq<text:tab/>8<text:tab/>2<text:tab/>FD 58+q<text:tab/>2</text:p>
      <text:p text:style-name="P2">LD H,(HL)<text:tab/>7<text:tab/>2<text:tab/>66<text:tab/>1</text:p>
      <text:p text:style-name="P2">LD H,(IX+o)<text:tab/>19<text:tab/>5<text:tab/>DD 66 oo<text:tab/>3</text:p>
      <text:p text:style-name="P2">LD H,(IY+o)<text:tab/>19<text:tab/>5<text:tab/>FD 66 oo<text:tab/>3</text:p>
      <text:p text:style-name="P2">LD H,n<text:tab/>7<text:tab/>2<text:tab/>26 nn<text:tab/>2</text:p>
      <text:p text:style-name="P2">LD H,r<text:tab/>4<text:tab/>1<text:tab/>60+r<text:tab/>1</text:p>
      <text:p text:style-name="P2">LD HL,(nn)<text:tab/>16<text:tab/>5<text:tab/>2A nn nn<text:tab/>5</text:p>
      <text:p text:style-name="P2">LD HL,nn<text:tab/>10<text:tab/>3<text:tab/>21 nn nn<text:tab/>3</text:p>
      <text:p text:style-name="P2">LD I,A<text:tab/>9<text:tab/>2<text:tab/>ED 47<text:tab/>2</text:p>
      <text:p text:style-name="P2">LD IX,(nn)<text:tab/>20<text:tab/>6<text:tab/>DD 2A nn nn<text:tab/>4</text:p>
      <text:p text:style-name="P2">LD IX,nn<text:tab/>14<text:tab/>4<text:tab/>DD 21 nn nn<text:tab/>4</text:p>
      <text:p text:style-name="P2">LD IXh,n<text:tab/>11<text:tab/>3<text:tab/>DD 26 nn <text:tab/>2</text:p>
      <text:p text:style-name="P2">LD IXh,p<text:tab/>8<text:tab/>2<text:tab/>DD 60+p<text:tab/>2</text:p>
      <text:p text:style-name="P2">LD IXl,n<text:tab/>11<text:tab/>3<text:tab/>DD 2E nn <text:tab/>2</text:p>
      <text:p text:style-name="P2">LD IXl,p<text:tab/>8<text:tab/>2<text:tab/>DD 68+p<text:tab/>2</text:p>
      <text:p text:style-name="P2">LD IY,(nn)<text:tab/>20<text:tab/>6<text:tab/>FD 2A nn nn<text:tab/>4</text:p>
      <text:p text:style-name="P2">LD IY,nn<text:tab/>14<text:tab/>4<text:tab/>FD 21 nn nn<text:tab/>4</text:p>
      <text:p text:style-name="P2">LD IYh,n<text:tab/>11<text:tab/>3<text:tab/>FD 26 nn <text:tab/>2</text:p>
      <text:p text:style-name="P2">LD IYh,q<text:tab/>8<text:tab/>2<text:tab/>FD 60+q<text:tab/>2</text:p>
      <text:p text:style-name="P2">LD IYl,n<text:tab/>11<text:tab/>3<text:tab/>FD 2E nn <text:tab/>2</text:p>
      <text:p text:style-name="P2">LD IYl,q<text:tab/>8<text:tab/>2<text:tab/>FD 68+q<text:tab/>2</text:p>
      <text:p text:style-name="P2"><text:span text:style-name="T1">Instruction<text:tab/>T(Z80)<text:tab/><text:tab/>Opcode<text:tab/>Size</text:span></text:p>
      <text:p text:style-name="P2">LD L,(HL)<text:tab/>7<text:tab/>2<text:tab/>6E<text:tab/>1</text:p>
      <text:p text:style-name="P2">LD L,(IX+o)<text:tab/>19<text:tab/>5<text:tab/>DD 6E oo<text:tab/>3</text:p>
      <text:p text:style-name="P2">LD L,(IY+o)<text:tab/>19<text:tab/>5<text:tab/>FD 6E oo<text:tab/>3</text:p>
      <text:p text:style-name="P2">LD L,n<text:tab/>7<text:tab/>2<text:tab/>2E nn<text:tab/>2</text:p>
      <text:p text:style-name="P2">LD L,r<text:tab/>4<text:tab/>1<text:tab/>68+r<text:tab/>1</text:p>
      <text:p text:style-name="P2">LD R,A<text:tab/>9<text:tab/>2<text:tab/>ED 4F<text:tab/>2</text:p>
      <text:p text:style-name="P2">LD SP,(nn)<text:tab/>20<text:tab/>6<text:tab/>ED 7B nn nn<text:tab/>4</text:p>
      <text:p text:style-name="P2">LD SP,HL<text:tab/>6<text:tab/>1<text:tab/>F9<text:tab/>1</text:p>
      <text:p text:style-name="P2">LD SP,IX<text:tab/>10<text:tab/>2<text:tab/>DD F9<text:tab/>2</text:p>
      <text:p text:style-name="P2">LD SP,IY<text:tab/>10<text:tab/>2<text:tab/>FD F9<text:tab/>2</text:p>
      <text:p text:style-name="P2">LD SP,nn<text:tab/>10<text:tab/>3<text:tab/>31 nn nn<text:tab/>3</text:p>
      <text:p text:style-name="P2">LDD<text:tab/>16<text:tab/>4<text:tab/>ED A8<text:tab/>2</text:p>
      <text:p text:style-name="P2">LDDR<text:tab/>21/16<text:tab/>4<text:tab/>ED B8<text:tab/>2</text:p>
      <text:p text:style-name="P2">LDI<text:tab/>16<text:tab/>4<text:tab/>ED A0<text:tab/>2</text:p>
      <text:p text:style-name="P2">LDIR<text:tab/>21/16<text:tab/>4<text:tab/>ED B0<text:tab/>2</text:p>
      <text:p text:style-name="P2"/>
      <text:p text:style-name="P2">NEG<text:tab/>8<text:tab/>2<text:tab/>ED 44<text:tab/>2</text:p>
      <text:p text:style-name="P2">NOP<text:tab/>4<text:tab/>1<text:tab/>00<text:tab/>1</text:p>
      <text:p text:style-name="P2"/>
      <text:p text:style-name="P2">OR (HL)<text:tab/>7<text:tab/>2<text:tab/>B6<text:tab/>1</text:p>
      <text:p text:style-name="P2">OR (IX+o)<text:tab/>19<text:tab/>5<text:tab/>DD B6 oo<text:tab/>3</text:p>
      <text:p text:style-name="P2">OR (IY+o)<text:tab/>19<text:tab/>5<text:tab/>FD B6 oo<text:tab/>3</text:p>
      <text:p text:style-name="P2">OR n<text:tab/>7<text:tab/>2<text:tab/>F6 nn<text:tab/>2</text:p>
      <text:p text:style-name="P2">OR r<text:tab/>4<text:tab/>1<text:tab/>B0+r<text:tab/>1</text:p>
      <text:p text:style-name="P2">OR IXp<text:tab/>8<text:tab/>2<text:tab/>DD B0+p<text:tab/>2</text:p>
      <text:p text:style-name="P2">OR IYq<text:tab/>8<text:tab/>2<text:tab/>FD B0+q<text:tab/>2</text:p>
      <text:p text:style-name="P2">OTDR<text:tab/>21/16<text:tab/>4/3<text:tab/>ED BB<text:tab/>2</text:p>
      <text:p text:style-name="P2">OTIR<text:tab/>21/16<text:tab/>4/3<text:tab/>ED B3<text:tab/>2</text:p>
      <text:p text:style-name="P2">OUT (C),A<text:tab/>12<text:tab/>3<text:tab/>ED 79<text:tab/>2</text:p>
      <text:p text:style-name="P2">OUT (C),B<text:tab/>12<text:tab/>3<text:tab/>ED 41<text:tab/>2</text:p>
      <text:p text:style-name="P2">OUT (C),C<text:tab/>12<text:tab/>3<text:tab/>ED 49<text:tab/>2</text:p>
      <text:p text:style-name="P2">OUT (C),D<text:tab/>12<text:tab/>3<text:tab/>ED 51<text:tab/>2</text:p>
      <text:p text:style-name="P2">OUT (C),E<text:tab/>12<text:tab/>3<text:tab/>ED 59<text:tab/>2</text:p>
      <text:p text:style-name="P2">OUT (C),H<text:tab/>12<text:tab/>3<text:tab/>ED 61<text:tab/>2</text:p>
      <text:p text:style-name="P2">OUT (C),L<text:tab/>12<text:tab/>3<text:tab/>ED 69<text:tab/>2</text:p>
      <text:p text:style-name="P2">OUT (n),A<text:tab/>11<text:tab/>3<text:tab/>D3 nn<text:tab/>2</text:p>
      <text:p text:style-name="P2">OUTD<text:tab/>16<text:tab/>4<text:tab/>ED AB<text:tab/>2</text:p>
      <text:p text:style-name="P2">OUTI<text:tab/>16<text:tab/>4<text:tab/>ED A3<text:tab/>2</text:p>
      <text:p text:style-name="P2"/>
      <text:p text:style-name="P2">POP AF<text:tab/>10<text:tab/>3<text:tab/>F1<text:tab/>1</text:p>
      <text:p text:style-name="P2">POP BC<text:tab/>10<text:tab/>3<text:tab/>C1<text:tab/>1</text:p>
      <text:p text:style-name="P2">POP DE<text:tab/>10<text:tab/>3<text:tab/>D1<text:tab/>1</text:p>
      <text:p text:style-name="P2">POP HL<text:tab/>10<text:tab/>3<text:tab/>E1<text:tab/>1</text:p>
      <text:p text:style-name="P2">POP IX<text:tab/>14<text:tab/>4<text:tab/>DD E1<text:tab/>2</text:p>
      <text:p text:style-name="P2">POP IY<text:tab/>14<text:tab/>4<text:tab/>FD E1<text:tab/>2</text:p>
      <text:p text:style-name="P2">PUSH AF<text:tab/>11<text:tab/>4<text:tab/>F5<text:tab/>1</text:p>
      <text:p text:style-name="P2">PUSH BC<text:tab/>11<text:tab/>4<text:tab/>C5<text:tab/>1</text:p>
      <text:p text:style-name="P2">PUSH DE<text:tab/>11<text:tab/>4<text:tab/>D5<text:tab/>1</text:p>
      <text:p text:style-name="P2">PUSH HL<text:tab/>11<text:tab/>4<text:tab/>E5<text:tab/>1</text:p>
      <text:p text:style-name="P2">PUSH IX<text:tab/>15<text:tab/>5<text:tab/>DD E5<text:tab/>2</text:p>
      <text:p text:style-name="P2">PUSH IY<text:tab/>15<text:tab/>5<text:tab/>FD E5<text:tab/>2</text:p>
      <text:p text:style-name="P2"/>
      <text:p text:style-name="P2">RES b,(HL)<text:tab/>15<text:tab/>5<text:tab/>CB 86+8*b<text:tab/>2</text:p>
      <text:p text:style-name="P2">RES b,(IX+o)<text:tab/>23<text:tab/>7<text:tab/>DD CB oo 86+8*b<text:tab/>4</text:p>
      <text:p text:style-name="P2">RES b,(IY+o)<text:tab/>23<text:tab/>7<text:tab/>FD CB oo 86+8*b<text:tab/>4</text:p>
      <text:p text:style-name="P2">RES b,r<text:tab/>8<text:tab/>2<text:tab/>CB 80+8*b+r<text:tab/>2</text:p>
      <text:p text:style-name="P2">RET<text:tab/>10<text:tab/>3<text:tab/>C9<text:tab/>1</text:p>
      <text:p text:style-name="P2">RET C<text:tab/>11/5<text:tab/>3/1<text:tab/>D8<text:tab/>1</text:p>
      <text:p text:style-name="P2">RET M<text:tab/>11/5<text:tab/>3/1<text:tab/>F8<text:tab/>1</text:p>
      <text:p text:style-name="P2">RET NC<text:tab/>11/5<text:tab/>3/1<text:tab/>D0<text:tab/>1</text:p>
      <text:p text:style-name="P2">RET NZ<text:tab/>11/5<text:tab/>3/1<text:tab/>C0<text:tab/>1</text:p>
      <text:p text:style-name="P2">RET P<text:tab/>11/5<text:tab/>3/1<text:tab/>F0<text:tab/>1</text:p>
      <text:p text:style-name="P2">RET PE<text:tab/>11/5<text:tab/>3/1<text:tab/>E8<text:tab/>1</text:p>
      <text:p text:style-name="P2">RET PO<text:tab/>11/5<text:tab/>3/1<text:tab/>E0<text:tab/>1</text:p>
      <text:p text:style-name="P2">RET Z<text:tab/>11/5<text:tab/>3/1<text:tab/>C8<text:tab/>1</text:p>
      <text:p text:style-name="P2">RETI<text:tab/>14<text:tab/>5<text:tab/>ED 4D<text:tab/>2</text:p>
      <text:p text:style-name="P2">RETN<text:tab/>14<text:tab/>5<text:tab/>ED 45<text:tab/>2</text:p>
      <text:p text:style-name="P2">RL (HL)<text:tab/>15<text:tab/>5<text:tab/>CB 16<text:tab/>2</text:p>
      <text:p text:style-name="P2">RL (IX+o)<text:tab/>23<text:tab/>7<text:tab/>DD CB oo 16<text:tab/>4</text:p>
      <text:p text:style-name="P2">RL (IY+o)<text:tab/>23<text:tab/>7<text:tab/>FD CB oo 16<text:tab/>4</text:p>
      <text:p text:style-name="P2">RL r<text:tab/>8<text:tab/>2<text:tab/>CB 10+r<text:tab/>2</text:p>
      <text:p text:style-name="P2">RLA<text:tab/>4<text:tab/>1<text:tab/>17<text:tab/>1</text:p>
      <text:p text:style-name="P2">RLC (HL)<text:tab/>15<text:tab/>5<text:tab/>CB 06<text:tab/>2</text:p>
      <text:p text:style-name="P2">RLC (IX+o)<text:tab/>23<text:tab/>7<text:tab/>DD CB oo 06<text:tab/>4</text:p>
      <text:p text:style-name="P2">RLC (IY+o)<text:tab/>23<text:tab/>7<text:tab/>FD CB oo 06<text:tab/>4</text:p>
      <text:p text:style-name="P2">RLC r<text:tab/>8<text:tab/>2<text:tab/>CB 00+r<text:tab/>2</text:p>
      <text:p text:style-name="P2">RLCA<text:tab/>4<text:tab/>1<text:tab/>07<text:tab/>1</text:p>
      <text:p text:style-name="P2">RLD<text:tab/>18<text:tab/>5<text:tab/>ED 6F<text:tab/>2</text:p>
      <text:p text:style-name="P2">RR (HL)<text:tab/>15<text:tab/>5<text:tab/>CB 1E<text:tab/>2</text:p>
      <text:p text:style-name="P2"><text:soft-page-break/><text:span text:style-name="T1">Instruction<text:tab/>T(Z80)<text:tab/><text:tab/>Opcode<text:tab/>Size</text:span></text:p>
      <text:p text:style-name="P2">RR (IX+o)<text:tab/>23<text:tab/>7<text:tab/>DD CB oo 1E<text:tab/>4</text:p>
      <text:p text:style-name="P2">RR (IY+o)<text:tab/>23<text:tab/>7<text:tab/>FD CB oo 1E<text:tab/>4</text:p>
      <text:p text:style-name="P2">RR r<text:tab/>8<text:tab/>2<text:tab/>CB 18+r<text:tab/>2</text:p>
      <text:p text:style-name="P2">RRA<text:tab/>4<text:tab/>1<text:tab/>1F<text:tab/>1</text:p>
      <text:p text:style-name="P2">RRC (HL)<text:tab/>15<text:tab/>5<text:tab/>CB 0E<text:tab/>2</text:p>
      <text:p text:style-name="P2">RRC (IX+o)<text:tab/>23<text:tab/>7<text:tab/>DD CB oo 0E<text:tab/>4</text:p>
      <text:p text:style-name="P2">RRC (IY+o)<text:tab/>23<text:tab/>7<text:tab/>FD CB oo 0E<text:tab/>4</text:p>
      <text:p text:style-name="P2">RRC r<text:tab/>8<text:tab/>2<text:tab/>CB 08+r<text:tab/>2</text:p>
      <text:p text:style-name="P2">RRCA<text:tab/>4<text:tab/>1<text:tab/>0F<text:tab/>1</text:p>
      <text:p text:style-name="P2">RRD<text:tab/>18<text:tab/>5<text:tab/>ED 67<text:tab/>2</text:p>
      <text:p text:style-name="P2">RST 0<text:tab/>11<text:tab/>4<text:tab/>C7<text:tab/>1</text:p>
      <text:p text:style-name="P2">RST 8H<text:tab/>11<text:tab/>4<text:tab/>CF<text:tab/>1</text:p>
      <text:p text:style-name="P2">RST 10H<text:tab/>11<text:tab/>4<text:tab/>D7<text:tab/>1</text:p>
      <text:p text:style-name="P2">RST 18H<text:tab/>11<text:tab/>4<text:tab/>DF<text:tab/>1</text:p>
      <text:p text:style-name="P2">RST 20H<text:tab/>11<text:tab/>4<text:tab/>E7<text:tab/>1</text:p>
      <text:p text:style-name="P2">RST 28H<text:tab/>11<text:tab/>4<text:tab/>EF<text:tab/>1</text:p>
      <text:p text:style-name="P2">RST 30H<text:tab/>11<text:tab/>4<text:tab/>F7<text:tab/>1</text:p>
      <text:p text:style-name="P2">RST 38H<text:tab/>11<text:tab/>4<text:tab/>FF<text:tab/>1</text:p>
      <text:p text:style-name="P2"/>
      <text:p text:style-name="P2">SBC A,(HL)<text:tab/>7<text:tab/>2<text:tab/>9E<text:tab/>1</text:p>
      <text:p text:style-name="P2">SBC A,(IX+o)<text:tab/>19<text:tab/>5<text:tab/>DD 9E oo<text:tab/>3</text:p>
      <text:p text:style-name="P2">SBC A,(IY+o)<text:tab/>19<text:tab/>5<text:tab/>FD 9E oo<text:tab/>3</text:p>
      <text:p text:style-name="P2">SBC A,n<text:tab/>7<text:tab/>2<text:tab/>DE nn<text:tab/>2</text:p>
      <text:p text:style-name="P2">SBC A,r<text:tab/>4<text:tab/>1<text:tab/>98+r<text:tab/>1</text:p>
      <text:p text:style-name="P2">SBC A,IXp<text:tab/>8<text:tab/>2<text:tab/>DD 98+p<text:tab/>2</text:p>
      <text:p text:style-name="P2">SBC A,IYq<text:tab/>8<text:tab/>2<text:tab/>FD 98+q<text:tab/>2</text:p>
      <text:p text:style-name="P2">SBC HL,BC<text:tab/>15<text:tab/>2<text:tab/>ED 42<text:tab/>2</text:p>
      <text:p text:style-name="P2">SBC HL,DE<text:tab/>15<text:tab/>2<text:tab/>ED 52<text:tab/>2</text:p>
      <text:p text:style-name="P2">SBC HL,HL<text:tab/>15<text:tab/>2<text:tab/>ED 62<text:tab/>2</text:p>
      <text:p text:style-name="P2">SBC HL,SP<text:tab/>15<text:tab/>2<text:tab/>ED 72<text:tab/>2</text:p>
      <text:p text:style-name="P2">SCF<text:tab/>4<text:tab/>1<text:tab/>37<text:tab/>1</text:p>
      <text:p text:style-name="P2">SET b,(HL)<text:tab/>15<text:tab/>5<text:tab/>CB C6+8*b<text:tab/>2</text:p>
      <text:p text:style-name="P2">SET b,(IX+o)<text:tab/>23<text:tab/>7<text:tab/>DD CB oo C6+8*b<text:tab/>4</text:p>
      <text:p text:style-name="P2">SET b,(IY+o)<text:tab/>23<text:tab/>7<text:tab/>FD CB oo C6+8*b<text:tab/>4</text:p>
      <text:p text:style-name="P2">SET b,r<text:tab/>8<text:tab/>2<text:tab/>CB C0+8*b+r<text:tab/>2</text:p>
      <text:p text:style-name="P2">SLA (HL)<text:tab/>15<text:tab/>5<text:tab/>CB 26<text:tab/>2</text:p>
      <text:p text:style-name="P2">SLA (IX+o)<text:tab/>23<text:tab/>7<text:tab/>DD CB oo 26<text:tab/>4</text:p>
      <text:p text:style-name="P2">SLA (IY+o)<text:tab/>23<text:tab/>7<text:tab/>FD CB oo 26<text:tab/>4</text:p>
      <text:p text:style-name="P2">SLA r<text:tab/>8<text:tab/>2<text:tab/>CB 20+r<text:tab/>2</text:p>
      <text:p text:style-name="P2">SRA (HL)<text:tab/>15<text:tab/>5<text:tab/>CB 2E<text:tab/>2</text:p>
      <text:p text:style-name="P2">SRA (IX+o)<text:tab/>23<text:tab/>7<text:tab/>DD CB oo 2E<text:tab/>4</text:p>
      <text:p text:style-name="P2">SRA (IY+o)<text:tab/>23<text:tab/>7<text:tab/>FD CB oo 2E<text:tab/>4</text:p>
      <text:p text:style-name="P2">SRA r<text:tab/>8<text:tab/>2<text:tab/>CB 28+r<text:tab/>2</text:p>
      <text:p text:style-name="P2">SRL (HL)<text:tab/>15<text:tab/>5<text:tab/>CB 3E<text:tab/>2</text:p>
      <text:p text:style-name="P2">SRL (IX+o)<text:tab/>23<text:tab/>7<text:tab/>DD CB oo 3E<text:tab/>4</text:p>
      <text:p text:style-name="P2">SRL (IY+o)<text:tab/>23<text:tab/>7<text:tab/>FD CB oo 3E<text:tab/>4</text:p>
      <text:p text:style-name="P2">SRL r<text:tab/>8<text:tab/>2<text:tab/>CB 38+r<text:tab/>2</text:p>
      <text:p text:style-name="P2">SUB (HL)<text:tab/>7<text:tab/>2<text:tab/>96<text:tab/>1</text:p>
      <text:p text:style-name="P2">SUB (IX+o)<text:tab/>19<text:tab/>5<text:tab/>DD 96 oo<text:tab/>3</text:p>
      <text:p text:style-name="P2">SUB (IY+o)<text:tab/>19<text:tab/>5<text:tab/>FD 96 oo<text:tab/>3</text:p>
      <text:p text:style-name="P2">SUB n<text:tab/>7<text:tab/>2<text:tab/>D6 nn<text:tab/>2</text:p>
      <text:p text:style-name="P2">SUB r<text:tab/>4<text:tab/>1<text:tab/>90+r<text:tab/>1</text:p>
      <text:p text:style-name="P2">SUB IXp<text:tab/>8<text:tab/>2<text:tab/>DD 90+p<text:tab/>2</text:p>
      <text:p text:style-name="P2">SUB IYq<text:tab/>8<text:tab/>2<text:tab/>FD 90+q<text:tab/>2</text:p>
      <text:p text:style-name="P2"/>
      <text:p text:style-name="P2">XOR (HL)<text:tab/>7<text:tab/>2<text:tab/>AE<text:tab/>1</text:p>
      <text:p text:style-name="P2">XOR (IX+o)<text:tab/>19<text:tab/>5<text:tab/>DD AE oo<text:tab/>3</text:p>
      <text:p text:style-name="P2">XOR (IY+o)<text:tab/>19<text:tab/>5<text:tab/>FD AE oo<text:tab/>3</text:p>
      <text:p text:style-name="P2">XOR n<text:tab/>7<text:tab/>2<text:tab/>EE nn<text:tab/>2</text:p>
      <text:p text:style-name="P2">XOR r<text:tab/>4<text:tab/>1<text:tab/>A8+r<text:tab/>1</text:p>
      <text:p text:style-name="P2">XOR IXp<text:tab/>8<text:tab/>2<text:tab/>DD A8+p<text:tab/>2</text:p>
      <text:p text:style-name="P2">XOR IYq<text:tab/>8<text:tab/>2<text:tab/>FD A8+q<text:tab/>2</text:p>
      <text:p text:style-name="P2"/>
      <text:p text:style-name="P9"><text:span text:style-name="T3"/></text:p>
      <text:p text:style-name="P10"><text:span text:style-name="T3">In this overview, the following variables were used:</text:span></text:p>
      <text:p text:style-name="P8"><text:span text:style-name="T4">b</text:span><text:span text:style-name="T3"><text:tab/>3-bit value</text:span></text:p>
      <text:p text:style-name="P3"><text:span text:style-name="T1">n</text:span><text:tab/>8-bit value</text:p>
      <text:p text:style-name="P3"><text:span text:style-name="T1">nn<text:tab/></text:span>16-bit value</text:p>
      <text:p text:style-name="P3"><text:span text:style-name="T1">o<text:tab/></text:span>8-bit offset (2-complement)</text:p>
      <text:p text:style-name="P3"><text:span text:style-name="T1">r<text:tab/></text:span>Register. This can be A, B, C, D, E, H, L or </text:p>
      <text:p text:style-name="P3"><text:tab/>(HL). Add the following value to the last</text:p>
      <text:p text:style-name="P3"><text:tab/>byte of the opcode:</text:p>
      <text:p text:style-name="P3"/>
      <text:p text:style-name="P5">Register Register bits value</text:p>
      <text:p text:style-name="P4">A<text:tab/>7</text:p>
      <text:p text:style-name="P4">B<text:tab/>0</text:p>
      <text:p text:style-name="P4">C<text:tab/>1</text:p>
      <text:p text:style-name="P4">D<text:tab/>2</text:p>
      <text:p text:style-name="P4">E<text:tab/>3</text:p>
      <text:p text:style-name="P4">H<text:tab/>4</text:p>
      <text:p text:style-name="P4">L<text:tab/>5</text:p>
      <text:p text:style-name="P4">(HL)<text:tab/>6</text:p>
      <text:p text:style-name="P4"/>
      <text:p text:style-name="P4"><text:span text:style-name="T1">p, Ixp<text:tab/></text:span>Denotes the high or low part of the IX <text:tab/><text:tab/></text:p>
      <text:p text:style-name="P4"><text:tab/>register: IXh or IXl. Add the following </text:p>
      <text:p text:style-name="P4"><text:tab/>value to the last byte of the opcode:</text:p>
      <text:p text:style-name="P4"/>
      <text:p text:style-name="P7">Register<text:tab/>Register bits value</text:p>
      <text:p text:style-name="P4"><text:span text:style-name="T1">A<text:tab/></text:span>7</text:p>
      <text:p text:style-name="P4"><text:span text:style-name="T1">B<text:tab/></text:span>0</text:p>
      <text:p text:style-name="P4"><text:span text:style-name="T1">C<text:tab/></text:span>1</text:p>
      <text:p text:style-name="P4"><text:span text:style-name="T1">D<text:tab/></text:span>2</text:p>
      <text:p text:style-name="P4"><text:span text:style-name="T1">E<text:tab/></text:span>3</text:p>
      <text:p text:style-name="P4"><text:span text:style-name="T1">IXh<text:tab/></text:span>4</text:p>
      <text:p text:style-name="P4"><text:span text:style-name="T1">IXl<text:tab/></text:span>5</text:p>
      <text:p text:style-name="P4"/>
      <text:p text:style-name="P4"><text:span text:style-name="T1">q, Iyq<text:tab/></text:span>Denotes the high or low part of the IY <text:tab/></text:p>
      <text:p text:style-name="P4"><text:tab/>register: IYh or IYl. Add the following </text:p>
      <text:p text:style-name="P4"><text:tab/>value to the last byte of the opcode:</text:p>
      <text:p text:style-name="P7"/>
      <text:p text:style-name="P7">Register<text:tab/>Register bits value</text:p>
      <text:p text:style-name="P4"><text:span text:style-name="T1">A</text:span><text:tab/>7</text:p>
      <text:p text:style-name="P4"><text:span text:style-name="T1">B<text:tab/></text:span>0</text:p>
      <text:p text:style-name="P4"><text:span text:style-name="T1">C<text:tab/></text:span>1</text:p>
      <text:p text:style-name="P4"><text:span text:style-name="T1">D<text:tab/></text:span>2</text:p>
      <text:p text:style-name="P4"><text:span text:style-name="T1">E<text:tab/></text:span>3</text:p>
      <text:p text:style-name="P4"><text:span text:style-name="T1">IYh<text:tab/></text:span>4</text:p>
      <text:p text:style-name="P4"><text:span text:style-name="T1">IYl<text:tab/></text:span>5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4T09:41:39.18</meta:creation-date>
    <dc:date>2012-08-04T10:05:30.53</dc:date>
    <meta:editing-duration>P0D</meta:editing-duration>
    <meta:editing-cycles>2</meta:editing-cycles>
    <meta:generator>LibreOffice/3.5$Windows_x86 LibreOffice_project/dc9775d-05ecbee-0851ad3-1586698-727bf66</meta:generator>
    <meta:document-statistic meta:table-count="0" meta:image-count="0" meta:object-count="0" meta:page-count="3" meta:paragraph-count="402" meta:word-count="2669" meta:character-count="8381" meta:non-whitespace-character-count="6091"/>
  </office:meta>
</office:document-meta>
</file>